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fr" fo:country="FR" officeooo:paragraph-rsid="001ce16f"/>
    </style:style>
    <style:style style:name="P2" style:family="paragraph" style:parent-style-name="Standard">
      <style:paragraph-properties fo:text-align="justify" style:justify-single-word="false"/>
      <style:text-properties fo:language="fr" fo:country="FR" officeooo:rsid="001ce16f" officeooo:paragraph-rsid="001ce16f"/>
    </style:style>
    <style:style style:name="P3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1ce16f" officeooo:paragraph-rsid="001ce16f"/>
    </style:style>
    <style:style style:name="P4" style:family="paragraph" style:parent-style-name="Standard">
      <style:paragraph-properties fo:text-align="justify" style:justify-single-word="false"/>
      <style:text-properties fo:language="fr" fo:country="FR" officeooo:rsid="001e5c9b" officeooo:paragraph-rsid="001e5c9b"/>
    </style:style>
    <style:style style:name="T1" style:family="text">
      <style:text-properties officeooo:rsid="001ce16f"/>
    </style:style>
    <style:style style:name="T2" style:family="text">
      <style:text-properties fo:font-weight="bold" officeooo:rsid="001ce16f" style:font-weight-asian="bold" style:font-weight-complex="bold"/>
    </style:style>
    <style:style style:name="T3" style:family="text">
      <style:text-properties officeooo:rsid="001e5c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m du groupe : Les Gardiens des Littoraux</text:p>
      <text:p text:style-name="P2"/>
      <text:p text:style-name="P2">Sacha Montel</text:p>
      <text:p text:style-name="P2">Noé Mosca</text:p>
      <text:p text:style-name="P2">Damien Pelissier</text:p>
      <text:p text:style-name="P2">Anissa El Idrissi—Feissel</text:p>
      <text:p text:style-name="P2">Quentin Révillon</text:p>
      <text:p text:style-name="P2">Charles Kayssieh</text:p>
      <text:p text:style-name="P2">Vincent Hekimian</text:p>
      <text:p text:style-name="P2">Matteo Delfour</text:p>
      <text:p text:style-name="P2">Arnaud Capitan</text:p>
      <text:p text:style-name="P1"/>
      <text:p text:style-name="P1"><text:span text:style-name="T2">Priorités</text:span><text:span text:style-name="T1"> : Accès l’eau, nourriture, chauffage pour la première nuit.</text:span></text:p>
      <text:p text:style-name="P1"><text:span text:style-name="T1">Rétablissement de l’électricité, dégagement des routes et vérification des logements, restauration de l’accès aux bateaux pour une intervention des secours et le rapatriement des touristes sur place</text:span></text:p>
      <text:p text:style-name="P2"/>
      <text:p text:style-name="P2"/>
      <text:p text:style-name="P3">1ere heure :</text:p>
      <text:p text:style-name="P2"/>
      <text:p text:style-name="P2">Intervention des pompiers <text:span text:style-name="T3">et des volontaires</text:span>, déploiement sur l’île pour rapatrier toute la population de l’île à un point clef central.</text:p>
      <text:p text:style-name="P2">Utilisation des téléphones satellites pour contacter les secours, la SNSM, toute aide rapide pour intervenir sur l’île et apporter le matériel de première nécessité.</text:p>
      <text:p text:style-name="P2"/>
      <text:p text:style-name="P2">→ Intervention d’une équipe de secouriste par hélicoptère, recherche des blessés, rassemblement de la population dans un gymnase, puis recensement de la population.</text:p>
      <text:p text:style-name="P2"><text:tab/>→ Apport de trousses de premiers secours, couverture de survie</text:p>
      <text:p text:style-name="P2">Contact de la SNSM pour amener des bateaux de secours</text:p>
      <text:p text:style-name="P2">Rapatriement des blessés graves sur le continent pour soins.</text:p>
      <text:p text:style-name="P2">Intervention des pompiers présents sur l’île en coopération avec les secouristes pour déblayer les maisons</text:p>
      <text:p text:style-name="P2"/>
      <text:p text:style-name="P3">Dans les prochaines heures :</text:p>
      <text:p text:style-name="P2"/>
      <text:p text:style-name="P2">Après recensement de la population, ceux qui ont un logement accessible, utilisable, non dangereux peuvent rentrer chez eux.</text:p>
      <text:p text:style-name="P2"/>
      <text:p text:style-name="P2">Intervention des pompiers et des volontaires pour gérer la distribution de nourriture et d’eau :</text:p>
      <text:p text:style-name="P2"/>
      <text:p text:style-name="P2">→ <text:s/>Les personnes viennent avec des contenants pour récupérer de l’eau (tout est utilisable, du verre, au bidon, à la casserole)</text:p>
      <text:p text:style-name="P2"/>
      <text:p text:style-name="P2">→ Dans le gymnase, gestion d’une distribution de nourriture avec des volontaires qui gèrent la cuisine avec des réchauds à gaz → Utilisation des bidons de gaz présents sur l’île (intervention des pompiers pour gérer la récupération de manière sécurisé).</text:p>
      <text:p text:style-name="P2">→ Récupération et réquisition de la nourriture présents dans les supermarchés pour ceux n’ayant pas de nourriture à leur disposition</text:p>
      <text:p text:style-name="P2"><text:tab/>→ Consommation en priorité des produits frais, légumes / viandes / poissons etc.</text:p>
      <text:p text:style-name="P2"><text:tab/>→ Conservation des conserves et des rations de secours pour des utilisations sur longue durée</text:p>
      <text:p text:style-name="P2"/>
      <text:p text:style-name="P4"><text:soft-page-break/>La récupération de tout le matériel nécessaire à cette distribution sera récupéré au préalable par les pompiers et les volontaires présents sur l’île.</text:p>
      <text:p text:style-name="P2"/>
      <text:p text:style-name="P2">→ Mise en service des groupes électrogènes de 7,5 kW, assurer du chauffage dans le gymnase pour passer les prochaines nuits</text:p>
      <text:p text:style-name="P2"/>
      <text:p text:style-name="P2">→ Si gymnase plein, réquisition des hôtels ou d’un hôtel pour les quelques sinistrés</text:p>
      <text:p text:style-name="P2"><text:tab/>→ Si l’hôtel ou les hôtels sont fonctionnels, on décale la population dans les hôtels pour les nuits, et rapatriement du matériel des hôtels (matelas couverture) si c’est inhabitable</text:p>
      <text:p text:style-name="P2"/>
      <text:p text:style-name="P2">Financement de l’achat de la nourriture et du matériel de secours par les assurances qui couvrent les dégâts</text:p>
      <text:p text:style-name="P2"/>
      <text:p text:style-name="P3">Le jour suivant :</text:p>
      <text:p text:style-name="P2"/>
      <text:p text:style-name="P2">Dégagement les routes, bloquer les accès dangereux, par l’équipe de pompiers et de volontaires</text:p>
      <text:p text:style-name="P2">Dégagement du port, et/ou aménagement d’un quai de fortune pour assurer le rapatriement des touristes</text:p>
      <text:p text:style-name="P2"/>
      <text:p text:style-name="P4">Distribution de vêtements et déploiement de douches pour assurer l’hygiène des habitant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5T10:37:18.950000000</meta:creation-date>
    <dc:date>2024-01-25T11:35:11.265000000</dc:date>
    <meta:editing-duration>PT57M53S</meta:editing-duration>
    <meta:editing-cycles>2</meta:editing-cycles>
    <meta:generator>LibreOffice/7.6.0.3$Windows_X86_64 LibreOffice_project/69edd8b8ebc41d00b4de3915dc82f8f0fc3b6265</meta:generator>
    <meta:document-statistic meta:table-count="0" meta:image-count="0" meta:object-count="0" meta:page-count="2" meta:paragraph-count="37" meta:word-count="477" meta:character-count="3089" meta:non-whitespace-character-count="2645"/>
  </office:meta>
</office:document-meta>
</file>